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 table:number-columns-repeated="8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 table:number-columns-repeated="8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 table:number-columns-repeated="8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196">
            <text:p>IE7</text:p>
          </table:table-cell>
          <table:table-cell table:style-name="ce196">
            <text:p>FireFox3.5</text:p>
          </table:table-cell>
          <table:table-cell table:style-name="ce196">
            <text:p>Comment/Bug</text:p>
          </table:table-cell>
          <table:table-cell table:style-name="ce196" table:number-columns-repeated="1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2"/>
          <table:table-cell table:style-name="ce192">
            <text:p>thao.pham</text:p>
          </table:table-cell>
          <table:table-cell table:style-name="ce192" table:number-columns-repeated="4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